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justify" style:justify-single-word="false"/>
      <style:text-properties officeooo:rsid="00146e0d" officeooo:paragraph-rsid="00146e0d"/>
    </style:style>
    <style:style style:name="P2" style:family="paragraph" style:parent-style-name="Heading_20_1">
      <style:paragraph-properties fo:text-align="justify" style:justify-single-word="false"/>
    </style:style>
    <style:style style:name="P3" style:family="paragraph" style:parent-style-name="Heading_20_2">
      <style:paragraph-properties fo:text-align="justify" style:justify-single-word="false"/>
    </style:style>
    <style:style style:name="P4" style:family="paragraph" style:parent-style-name="Heading_20_2">
      <style:paragraph-properties fo:text-align="justify" style:justify-single-word="false"/>
      <style:text-properties officeooo:rsid="0017c938" officeooo:paragraph-rsid="0017c938"/>
    </style:style>
    <style:style style:name="P5" style:family="paragraph" style:parent-style-name="Text_20_body">
      <style:paragraph-properties fo:text-align="justify" style:justify-single-word="false"/>
      <style:text-properties officeooo:rsid="0015f2f5" officeooo:paragraph-rsid="0015f2f5"/>
    </style:style>
    <style:style style:name="P6" style:family="paragraph" style:parent-style-name="Text_20_body" style:list-style-name="L1">
      <style:paragraph-properties fo:text-align="justify" style:justify-single-word="false"/>
      <style:text-properties officeooo:rsid="0017c938" officeooo:paragraph-rsid="0017c938"/>
    </style:style>
    <style:style style:name="P7" style:family="paragraph" style:parent-style-name="Text_20_body" style:list-style-name="L2">
      <style:paragraph-properties fo:text-align="justify" style:justify-single-word="false"/>
      <style:text-properties officeooo:rsid="0017c938" officeooo:paragraph-rsid="0017c938"/>
    </style:style>
    <style:style style:name="P8" style:family="paragraph" style:parent-style-name="Text_20_body">
      <style:paragraph-properties fo:text-align="justify" style:justify-single-word="false"/>
      <style:text-properties officeooo:rsid="00196cc6" officeooo:paragraph-rsid="00196cc6"/>
    </style:style>
    <style:style style:name="P9" style:family="paragraph" style:parent-style-name="Text_20_body" style:list-style-name="L1">
      <style:paragraph-properties fo:text-align="justify" style:justify-single-word="false"/>
      <style:text-properties officeooo:rsid="001cc00a" officeooo:paragraph-rsid="001cc00a"/>
    </style:style>
    <style:style style:name="T1" style:family="text">
      <style:text-properties officeooo:rsid="0015f2f5"/>
    </style:style>
    <style:style style:name="T2" style:family="text">
      <style:text-properties officeooo:rsid="001ae70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ntrol de Caja de Carga Electrónica.</text:p>
      <text:h text:style-name="P1" text:outline-level="1">Funci<text:span text:style-name="T1">ón:</text:span></text:h>
      <text:p text:style-name="P5">La placa de control se encarga de procesar las señales analógicas de tensión, corriente y angulo para mostrar las magnitudes en la pantalla.</text:p>
      <text:p text:style-name="P5">Ademas tiene que encargarse de controlar el rearme de las protecciones.</text:p>
      <text:h text:style-name="P2" text:outline-level="1">Mediciones:</text:h>
      <text:h text:style-name="P3" text:outline-level="2">Tensión y corriente:</text:h>
      <text:p text:style-name="P5">La medición de tensión y corriente se puede hacer metiendo una tensión continua en el ADC o la señal de alterna, lo que implique menos trabajo en el micro.</text:p>
      <text:h text:style-name="P3" text:outline-level="2">Angulo:</text:h>
      <text:p text:style-name="P8">Metemos al micro dos señales cuadradas <text:span text:style-name="T2">e internamente calculamos el valor. Queda definir si se hace con timer interno o con timer externo (usaba 36kHz). En el que hice antes promediaba 5 muestras. </text:span></text:p>
      <text:h text:style-name="P2" text:outline-level="1">Protecciones:</text:h>
      <text:p text:style-name="P5">El equipo cuenta con por lo menos 3 protecciones por cada amplificador (tiene dos amplificadores, uno para tensión y otro para corriente). Cuando una protección actúa, corta un relay que habilita los amplificadores de forma externa al micro. </text:p>
      <text:p text:style-name="P5">La función del microcontrolador es indicar en el display qué protección actuó y reponerla siempre y cuando se cumpla la condición de poner el potenciómetro a cero (se enviará una señal al micro para indicarle si el pote está en 0v o no).</text:p>
      <text:p text:style-name="P5">Las polaridades de las señales tanto de entrada como de salida todavía no están del todo definidas, ya que pueden variar de acá al final del diseño, por lo que debería considerarse en el software la posibilidad de cambiar las polaridades fácilmente.</text:p>
      <text:h text:style-name="P2" text:outline-level="1">Entradas y salidas:</text:h>
      <text:h text:style-name="P4" text:outline-level="2">Entradas:</text:h>
      <text:list xml:id="list3999850005" text:style-name="L1">
        <text:list-item>
          <text:p text:style-name="P6">2 ADC para medir amplitud de tensión y corriente.</text:p>
        </text:list-item>
        <text:list-item>
          <text:p text:style-name="P6">3 entradas digitales para las protecciones de tensión.</text:p>
        </text:list-item>
        <text:list-item>
          <text:p text:style-name="P6">3 entradas digitales para las protecciones de corriente.</text:p>
        </text:list-item>
        <text:list-item>
          <text:p text:style-name="P6"><text:soft-page-break/>2 entradas digitales para las señales para medir el angulo.</text:p>
        </text:list-item>
        <text:list-item>
          <text:p text:style-name="P6">1 entrada del clock externo para medir el angulo (entre los pulsos de tensión y corriente se cuentan cuantos pulsos del clock externo entran).</text:p>
        </text:list-item>
        <text:list-item>
          <text:p text:style-name="P6">4 entradas para determinar el rango de tensión seleccionado (necesario para interpretar la medición de tensión).</text:p>
        </text:list-item>
        <text:list-item>
          <text:p text:style-name="P6">3 entradas para determinar el rango de corriente seleccionado (esta codificado en 3 bits, quizás no sea necesario, dependerá de la resolución).</text:p>
        </text:list-item>
        <text:list-item>
          <text:p text:style-name="P9">2 entradas para señal de los potenciómetros a cero.</text:p>
        </text:list-item>
      </text:list>
      <text:h text:style-name="P4" text:outline-level="2">Salidas:</text:h>
      <text:list xml:id="list2319290437" text:style-name="L2">
        <text:list-item>
          <text:p text:style-name="P7">2 salidas de habilitación (una por amplificador).</text:p>
        </text:list-item>
        <text:list-item>
          <text:p text:style-name="P7"/>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Liberation Sans1" fo:font-family="'Liberation Sans'" style:font-style-name="Normal"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5T19:48:55.882237373</meta:creation-date>
    <dc:date>2021-12-15T22:11:36.494557396</dc:date>
    <meta:editing-duration>PT2H8M30S</meta:editing-duration>
    <meta:editing-cycles>9</meta:editing-cycles>
    <meta:generator>LibreOffice/6.4.7.2$Linux_X86_64 LibreOffice_project/40$Build-2</meta:generator>
    <meta:document-statistic meta:table-count="0" meta:image-count="0" meta:object-count="0" meta:page-count="2" meta:paragraph-count="26" meta:word-count="360" meta:character-count="2148" meta:non-whitespace-character-count="1821"/>
  </office:meta>
</office:document-meta>
</file>